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style="italic" style:font-style-asian="italic" style:font-style-complex="italic"/>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list-style-name="L1"/>
    <style:style style:name="P7" style:family="paragraph" style:parent-style-name="Heading_20_1">
      <style:paragraph-properties fo:text-align="center" style:justify-single-word="false"/>
    </style:style>
    <style:style style:name="P8" style:family="paragraph" style:parent-style-name="Text_20_body">
      <style:text-properties fo:font-style="italic" style:font-style-asian="italic" style:font-style-complex="italic"/>
    </style:style>
    <style:style style:name="P9" style:family="paragraph" style:parent-style-name="Text_20_body">
      <style:text-properties fo:font-style="normal" style:font-style-asian="normal" style:font-style-complex="normal"/>
    </style:style>
    <style:style style:name="P10" style:family="paragraph" style:parent-style-name="Text_20_body" style:list-style-name="L1"/>
    <style:style style:name="T1"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2" style:family="text">
      <style:text-properties fo:font-variant="normal" fo:text-transform="none" fo:color="#111111" style:text-line-through-style="none" style:font-name="Arial1" fo:font-size="9.75pt" fo:font-style="normal" style:text-underline-style="none" fo:font-weight="normal" style:text-blinking="false" fo:background-color="#ffffff"/>
    </style:style>
    <style:style style:name="T3"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Peer Review Design</text:h>
      <text:p text:style-name="P1">Workshop 2</text:p>
      <text:p text:style-name="P5">Anton Månsson, Mikael Andersson</text:p>
      <text:p text:style-name="Text_20_body"/>
      <text:p text:style-name="P4">Testa körbart version av programmet på ett realistiskt sätt. Notera eventuella problem / buggar.</text:p>
      <text:p text:style-name="Text_20_body">Applikationen fungerar bra och jag kan ej hitta några buggar eller problem.</text:p>
      <text:p text:style-name="Text_20_body"/>
      <text:p text:style-name="P4">Försök att sammanställa / använda källkoden enligt instruktionerna. Kan du få det igång? Är något problematisk? Finns det åtgärder saknas eller antaganden?</text:p>
      <text:p text:style-name="P4"/>
      <text:p text:style-name="P3">Applikationen var enkel att få igång, tydliga instruktioner och simpelt tillväga gång sett för att få igång applikationen genom att ladda ner ZIP fil som sedan extraheras och körs.</text:p>
      <text:p text:style-name="P4"/>
      <text:p text:style-name="P4">Har genomförande och diagram överensstämmer (gör de visar samma sak)? Finns det några saknade relationer? Förbindelserna i fel riktning? Felaktiga förbindelser? Korrekt UML-notation?</text:p>
      <text:p text:style-name="P3">Överlag tycker jag att både klass diagrammet och sekvensdiagrammet ser bra ut. <text:s/>Något som kanske skulle vara bra att tänka på som Donald Bell skriver om [1, s. 5] är att första meddelandet börjar längst upp och från vänster. <text:s/>Vilket inte är ett måste men skulle som sagt göra det lite lättare att läsa.</text:p>
      <text:p text:style-name="P3"/>
      <text:p text:style-name="P4">Är arkitekturen korrekt?</text:p>
      <text:p text:style-name="P3">Något att tänka på vad det gäller arkitekturen är som Larman skriver i [2 s.329] att inte ha någon logik i UI utan UI objektet ska bara initiera UI elements, <text:s/>mottaga UI events. Då man istället skulle kunna lägga den i controllern. </text:p>
      <text:p text:style-name="P3">För övrigt tycker jag att applikationen följer strukturen bra och man skiljer på Model, View och Controller.</text:p>
      <text:p text:style-name="P4"/>
      <text:p text:style-name="P4">Är kravet på en unikt medlemid korrekt gjort?</text:p>
      <text:p text:style-name="P3">ID ges genom att alltid addera ID attributen med ett när en ny användare skapas, vilket ger användaren ett unikt nummer varje gång en användare skapas.</text:p>
      <text:p text:style-name="P3"/>
      <text:p text:style-name="P4">Hur är kvaliteten på genomförandet / källkoden?</text:p>
      <text:p text:style-name="P3">Koden håller väldigt hög kvalitet, bra namn standard enkelt att följa med i koden. Ingen upprepning av kod eller död kod. </text:p>
      <text:p text:style-name="P4"/>
      <text:p text:style-name="P4">Vad är kvaliteten på design? Är det objektorienterade?</text:p>
      <text:p text:style-name="P2">Lika som i kvaliteten på genomförande och kod, tycker jag att kvaliteten på design är väldigt bra. </text:p>
      <text:p text:style-name="P2">Objekten är anslutna med hjälp av relationer och inte med hjälp utav Idn. Applikationen har även bra uppdelning av ansvar. Jag hittar egentligen inga fel i hur designen är upplag, enligt mig tycker jag det ser bra ut.</text:p>
      <text:p text:style-name="P4"/>
      <text:p text:style-name="P4"><text:soft-page-break/>Övrigt:</text:p>
      <text:p text:style-name="P3">Man får en bra överblicka av vilka klasser som applikationen använder sig utav samt hur deras relationer är. Det är enkelt och se vilka attributer de har och vad för metoder, vilket ger en väldigt bra och lätt förstådd överblick. </text:p>
      <text:p text:style-name="P3">Sekvensdiagrammet ger en bra förståelse om hur de olika klasserna pratar med varandra och hur flödet ser ut. </text:p>
      <text:p text:style-name="Text_20_body"><text:span text:style-name="T3">I helhet tycker jag att diagrammen och designen överensstämmer, samt att det koden har en bra standard och design som gör det lätt att följa.</text:span><text:line-break/></text:p>
      <text:p text:style-name="Text_20_body">Referenser:</text:p>
      <text:list xml:id="list8482968646272652113" text:style-name="L1">
        <text:list-item>
          <text:p text:style-name="P6"><text:span text:style-name="T1">Donald Bell., UML Basics: The sequence diagram, 2004, </text:span><text:a xlink:type="simple" xlink:href="http://www.ibm.com/developerworks/rational/library/3101-pdf.pdf" text:style-name="Internet_20_link" text:visited-style-name="Visited_20_Internet_20_Link">http://www.ibm.com/developerworks/rational/library/3101-pdf.pdf</text:a></text:p>
        </text:list-item>
        <text:list-item>
          <text:p text:style-name="P10"><text:bookmark text:name="docs-internal-guid-e705ef55-b42b-8b7d-3b46-1c1ac4bf7f10"/><text:span text:style-name="T1">Larman C., Applying UML and Patterns 3rd Ed, 2005, </text:span><text:span text:style-name="T2">https://aanimesh.files.wordpress.com/2013/09/applying-uml-and-patterns-3rd.pdf</text:span></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meta:initial-creator>
    <meta:creation-date>2016-10-11T11:51:02.35</meta:creation-date>
    <dc:date>2016-10-12T10:00:43.60</dc:date>
    <dc:creator>Martin </dc:creator>
    <meta:editing-duration>PT4H29M22S</meta:editing-duration>
    <meta:editing-cycles>3</meta:editing-cycles>
    <meta:generator>OpenOffice/4.1.1$Win32 OpenOffice.org_project/411m6$Build-9775</meta:generator>
    <meta:document-statistic meta:table-count="0" meta:image-count="0" meta:object-count="0" meta:page-count="2" meta:paragraph-count="26" meta:word-count="456" meta:character-count="2897"/>
  </office:meta>
</office:document-meta>
</file>